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e4e69" officeooo:paragraph-rsid="001e4e69"/>
    </style:style>
    <style:style style:name="P3" style:family="paragraph" style:parent-style-name="Standard">
      <style:text-properties fo:language="es" fo:country="ES" fo:font-weight="bold" officeooo:rsid="001e4e69" officeooo:paragraph-rsid="001e4e69" style:font-weight-asian="bold" style:font-weight-complex="bold"/>
    </style:style>
    <style:style style:name="P4" style:family="paragraph" style:parent-style-name="Standard">
      <style:text-properties fo:language="es" fo:country="ES" officeooo:rsid="0025a14e" officeooo:paragraph-rsid="0025a14e"/>
    </style:style>
    <style:style style:name="P5" style:family="paragraph" style:parent-style-name="Standard">
      <style:text-properties fo:language="es" fo:country="ES" officeooo:rsid="00271c61" officeooo:paragraph-rsid="00271c61"/>
    </style:style>
    <style:style style:name="P6" style:family="paragraph" style:parent-style-name="Standard">
      <style:text-properties fo:language="es" fo:country="ES" officeooo:rsid="0028cb6c" officeooo:paragraph-rsid="0028cb6c"/>
    </style:style>
    <style:style style:name="P7" style:family="paragraph" style:parent-style-name="Standard">
      <style:text-properties fo:language="es" fo:country="ES" officeooo:rsid="0029cae9" officeooo:paragraph-rsid="0029cae9"/>
    </style:style>
    <style:style style:name="P8" style:family="paragraph" style:parent-style-name="Standard">
      <style:text-properties fo:language="es" fo:country="ES" officeooo:rsid="002bf40c" officeooo:paragraph-rsid="002bf40c"/>
    </style:style>
    <style:style style:name="P9" style:family="paragraph" style:parent-style-name="Standard">
      <style:text-properties fo:language="es" fo:country="ES" officeooo:rsid="002da55f" officeooo:paragraph-rsid="002da55f"/>
    </style:style>
    <style:style style:name="P10" style:family="paragraph" style:parent-style-name="Standard">
      <style:text-properties fo:language="es" fo:country="ES" officeooo:rsid="003263fd" officeooo:paragraph-rsid="003263fd"/>
    </style:style>
    <style:style style:name="P11" style:family="paragraph" style:parent-style-name="Standard">
      <style:paragraph-properties fo:text-align="center" style:justify-single-word="false"/>
      <style:text-properties fo:font-size="32pt" fo:language="es" fo:country="ES" officeooo:rsid="0020cd72" officeooo:paragraph-rsid="0020cd72" style:font-size-asian="32pt" style:font-size-complex="32pt"/>
    </style:style>
    <style:style style:name="P12" style:family="paragraph" style:parent-style-name="Standard">
      <style:paragraph-properties fo:text-align="center" style:justify-single-word="false"/>
      <style:text-properties fo:font-size="32pt" fo:language="es" fo:country="ES" officeooo:rsid="0022c5a2" officeooo:paragraph-rsid="0022c5a2" style:font-size-asian="32pt" style:font-size-complex="32pt"/>
    </style:style>
    <style:style style:name="P13" style:family="paragraph" style:parent-style-name="Standard">
      <style:paragraph-properties fo:text-align="center" style:justify-single-word="false"/>
      <style:text-properties fo:font-size="12pt" fo:language="es" fo:country="ES" officeooo:rsid="0022c5a2" officeooo:paragraph-rsid="0022c5a2" style:font-size-asian="10.5pt" style:font-size-complex="12pt"/>
    </style:style>
    <style:style style:name="P14" style:family="paragraph" style:parent-style-name="Standard">
      <style:paragraph-properties fo:text-align="start" style:justify-single-word="false"/>
      <style:text-properties fo:font-size="12pt" fo:language="es" fo:country="ES" officeooo:rsid="0022c5a2" officeooo:paragraph-rsid="0022c5a2" style:font-size-asian="10.5pt" style:font-size-complex="12pt"/>
    </style:style>
    <style:style style:name="P15" style:family="paragraph" style:parent-style-name="Standard">
      <style:text-properties fo:language="es" fo:country="ES" officeooo:rsid="003263fd" officeooo:paragraph-rsid="003263fd"/>
    </style:style>
    <style:style style:name="P16" style:family="paragraph" style:parent-style-name="Standard">
      <style:text-properties fo:language="es" fo:country="ES" officeooo:rsid="0039af5b" officeooo:paragraph-rsid="0039af5b"/>
    </style:style>
    <style:style style:name="P17" style:family="paragraph" style:parent-style-name="Standard">
      <style:text-properties fo:language="es" fo:country="ES" officeooo:rsid="003b180e" officeooo:paragraph-rsid="003b180e"/>
    </style:style>
    <style:style style:name="P18" style:family="paragraph" style:parent-style-name="Standard">
      <style:text-properties fo:language="es" fo:country="ES" officeooo:rsid="003c16db" officeooo:paragraph-rsid="003c16db"/>
    </style:style>
    <style:style style:name="P19" style:family="paragraph" style:parent-style-name="Standard">
      <style:text-properties fo:language="es" fo:country="ES" officeooo:rsid="003d4b33" officeooo:paragraph-rsid="003d4b33"/>
    </style:style>
    <style:style style:name="T1" style:family="text">
      <style:text-properties officeooo:rsid="001e6c98"/>
    </style:style>
    <style:style style:name="T2" style:family="text">
      <style:text-properties officeooo:rsid="00277d21"/>
    </style:style>
    <style:style style:name="T3" style:family="text">
      <style:text-properties officeooo:rsid="0028cb6c"/>
    </style:style>
    <style:style style:name="T4" style:family="text">
      <style:text-properties officeooo:rsid="0029cae9"/>
    </style:style>
    <style:style style:name="T5" style:family="text">
      <style:text-properties officeooo:rsid="002bf40c"/>
    </style:style>
    <style:style style:name="T6" style:family="text">
      <style:text-properties officeooo:rsid="002da55f"/>
    </style:style>
    <style:style style:name="T7" style:family="text">
      <style:text-properties officeooo:rsid="002fe353"/>
    </style:style>
    <style:style style:name="T8" style:family="text">
      <style:text-properties officeooo:rsid="00308430"/>
    </style:style>
    <style:style style:name="T9" style:family="text">
      <style:text-properties officeooo:rsid="003263fd"/>
    </style:style>
    <style:style style:name="T10" style:family="text">
      <style:text-properties officeooo:rsid="003456de"/>
    </style:style>
    <style:style style:name="T11" style:family="text">
      <style:text-properties officeooo:rsid="0039af5b"/>
    </style:style>
    <style:style style:name="T12" style:family="text">
      <style:text-properties officeooo:rsid="003c16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ctividad 00</text:p>
      <text:p text:style-name="P13"/>
      <text:p text:style-name="P14">¿En que consiste tu idea de empresa y a que sector pertenece?</text:p>
      <text:p text:style-name="P14"/>
      <text:p text:style-name="P14"><text:tab/>La actividad pertenece al sector terciario y consiste en una empresa de desarrollo de Aplicaciones.</text:p>
      <text:p text:style-name="P14"/>
      <text:p text:style-name="P11">Actividad 01</text:p>
      <text:p text:style-name="P1"/>
      <text:p text:style-name="P2">¿Cumples los requisitos para ser empresario? Contesta sinceramente valorando las siguientes cuestiones.</text:p>
      <text:p text:style-name="P2"/>
      <text:p text:style-name="P3">Riesgo:</text:p>
      <text:p text:style-name="P2">¿Te gusta asumir riesgos o prefieres la seguridad?</text:p>
      <text:p text:style-name="P2"><text:tab/>Prefiero la seguridad.</text:p>
      <text:p text:style-name="P2"/>
      <text:p text:style-name="P2">¿Tu entorno familiar o de amistades influye en que asumas riesgos?</text:p>
      <text:p text:style-name="P2"><text:tab/><text:span text:style-name="T1">No.</text:span></text:p>
      <text:p text:style-name="P2"/>
      <text:p text:style-name="P3">Capital:</text:p>
      <text:p text:style-name="P2">¿Dispones de un capital mínimo para empezar?</text:p>
      <text:p text:style-name="P2"><text:tab/><text:span text:style-name="T1">Si.</text:span></text:p>
      <text:p text:style-name="P2"/>
      <text:p text:style-name="P3">Tecnología:</text:p>
      <text:p text:style-name="P2">¿Conoces la tecnología necesaria y tienes acceso a ella?</text:p>
      <text:p text:style-name="P2"><text:tab/><text:span text:style-name="T1">Si.</text:span></text:p>
      <text:p text:style-name="P2"/>
      <text:p text:style-name="P3">Conocer el negocio:</text:p>
      <text:p text:style-name="P2">¿Has trabajado antes en ese negocio?</text:p>
      <text:p text:style-name="P2"><text:tab/><text:span text:style-name="T1">No.</text:span></text:p>
      <text:p text:style-name="P2"/>
      <text:p text:style-name="P3">Conocimientos de gestión:</text:p>
      <text:p text:style-name="P2">¿Tienes conocimientos de como gestionar una empresa?</text:p>
      <text:p text:style-name="P2"><text:tab/><text:span text:style-name="T1">Tengo algunos conocimientos.</text:span></text:p>
      <text:p text:style-name="P2"/>
      <text:p text:style-name="P3">Habilidades sociales y personales:</text:p>
      <text:p text:style-name="P2">¿Eres optimista ante la adversidad? ¿Tienes habilidades sociales con el trato con los demás?</text:p>
      <text:p text:style-name="P2"><text:tab/><text:span text:style-name="T1">Soy optimista, tengo un buen trato con las personas.</text:span></text:p>
      <text:p text:style-name="P2"/>
      <text:p text:style-name="P4">BUSCAR ARTICLE RECENT DE COM LA IA AFECTA AL TREBALL!!</text:p>
      <text:p text:style-name="P4"/>
      <text:p text:style-name="P5"/>
      <text:p text:style-name="P5"/>
      <text:p text:style-name="P5"/>
      <text:p text:style-name="P5"/>
      <text:p text:style-name="P5"/>
      <text:p text:style-name="P5"/>
      <text:p text:style-name="P5"/>
      <text:p text:style-name="P5"/>
      <text:p text:style-name="P5"><text:soft-page-break/></text:p>
      <text:p text:style-name="P5">3 Octubre 2019</text:p>
      <text:p text:style-name="P5">¿Soy una persona emprendedora?</text:p>
      <text:p text:style-name="P5"/>
      <text:p text:style-name="P5">NO SER EMPRESARIO</text:p>
      <text:p text:style-name="P5">A.Riesgo económico</text:p>
      <text:p text:style-name="P5"><text:tab/>1-5</text:p>
      <text:p text:style-name="P5"><text:tab/>2-1</text:p>
      <text:p text:style-name="P5"><text:tab/>3-3</text:p>
      <text:p text:style-name="P5"><text:tab/>4-5</text:p>
      <text:p text:style-name="P5"><text:tab/> <text:s text:c="3"/><text:span text:style-name="T4">total:14</text:span></text:p>
      <text:p text:style-name="P5">B.Trabajo estable</text:p>
      <text:p text:style-name="P5"><text:tab/>5-3</text:p>
      <text:p text:style-name="P5"><text:tab/>6-2</text:p>
      <text:p text:style-name="P5"><text:tab/>7-1</text:p>
      <text:p text:style-name="P5"><text:tab/>8-5</text:p>
      <text:p text:style-name="P5"><text:tab/> <text:s text:c="3"/><text:span text:style-name="T4">total:11</text:span></text:p>
      <text:p text:style-name="P5">PERO SER EMPRENDEDOR</text:p>
      <text:p text:style-name="P5">C.Iniciativa y creatividad</text:p>
      <text:p text:style-name="P5"><text:tab/>9-<text:span text:style-name="T2">5</text:span></text:p>
      <text:p text:style-name="P5"><text:tab/><text:span text:style-name="T2">10-4</text:span></text:p>
      <text:p text:style-name="P5"><text:tab/><text:span text:style-name="T2">11-4</text:span></text:p>
      <text:p text:style-name="P5"><text:tab/><text:span text:style-name="T3">12-4</text:span></text:p>
      <text:p text:style-name="P5"><text:tab/> <text:s text:c="3"/><text:span text:style-name="T4">total:17</text:span></text:p>
      <text:p text:style-name="P6">D.Persistencia confianza y trabajo</text:p>
      <text:p text:style-name="P6"><text:tab/>13-5</text:p>
      <text:p text:style-name="P6"><text:tab/>14-5</text:p>
      <text:p text:style-name="P6"><text:tab/>15-5</text:p>
      <text:p text:style-name="P6"><text:tab/>16-5</text:p>
      <text:p text:style-name="P6"><text:tab/> <text:s text:c="3"/><text:span text:style-name="T4">total:20</text:span></text:p>
      <text:p text:style-name="P6"/>
      <text:p text:style-name="P7">total suma: 52</text:p>
      <text:p text:style-name="P7"/>
      <text:p text:style-name="P7"><text:span text:style-name="T5">por tanto</text:span> soy la opción b.</text:p>
      <text:p text:style-name="P7"/>
      <text:p text:style-name="P8">Pagina 26 (Libro antiguo) Casos prácticos a resolver</text:p>
      <text:p text:style-name="P8"/>
      <text:p text:style-name="P8">A) Trabajador por cuenta propia/ajena</text:p>
      <text:p text:style-name="P8">1º) </text:p>
      <text:p text:style-name="P8">a) Quiere poder definir su ritmo de trabajo, si que tiene motivación.</text:p>
      <text:p text:style-name="P8">b) Creo que no, pues no creo que sea una buena motivación.</text:p>
      <text:p text:style-name="P8">2º)</text:p>
      <text:p text:style-name="P8">a) Quiere ser ella la dirigente porque piensa que tiene aptitudes para ello y no esta de acuerdo con las formas de trabajo de la empresa, si que tiene motivación.</text:p>
      <text:p text:style-name="P8">b) Creo que si tendría éxito, porque tiene unos objetivos claros y buena confianza en ella misma.</text:p>
      <text:p text:style-name="P8"/>
      <text:p text:style-name="P8">B) Requisitos y teoría del empresario</text:p>
      <text:p text:style-name="P8">3º) Inma si que reúne los requisitos ya que se siente motivada a emprender un nuevo negocio, mientras que Elena no, ya que no quiere arriesgarse y se siente cómoda con su situación actual.</text:p>
      <text:p text:style-name="P8"/>
      <text:p text:style-name="P8"><text:soft-page-break/>4º) <text:span text:style-name="T6">Según la teoría del empresario-riesgo, Tomas es el empresario ya que es el dueño del negocio, aunque según la teoría de la tecnoestructura Alejandro seria el empresario ya que el es el que dirige la empresa.</text:span></text:p>
      <text:p text:style-name="P8"/>
      <text:p text:style-name="P9">5º)</text:p>
      <text:p text:style-name="P9">a) Teoría de la oportunidad. , <text:span text:style-name="T7">innovador en plan imitación.</text:span></text:p>
      <text:p text:style-name="P9">b) Teorías socioculturales.<text:span text:style-name="T8">(Teoría de la incubadora)</text:span></text:p>
      <text:p text:style-name="P9">c) Teorías <text:span text:style-name="T9">empresario innovador.</text:span></text:p>
      <text:p text:style-name="P9">d) Teoría de la tecnoestructura.<text:span text:style-name="T9">(Se busca un técnico par que la lleve)</text:span></text:p>
      <text:p text:style-name="P9">e) Teoría de la tecnoestructura.</text:p>
      <text:p text:style-name="P9"/>
      <text:p text:style-name="P10">10 Octubre 2019 Unidad 2 EL ENTORNO DE LA EMPRESA</text:p>
      <text:p text:style-name="P10"/>
      <text:p text:style-name="P10">CONTENIDOS: </text:p>
      <text:p text:style-name="P10">1. El mercado: <text:span text:style-name="T10">Es un conjunto de transacciones de procesos o intercambio de bienes o servicios entre individuos.</text:span></text:p>
      <text:p text:style-name="P10">2. Tipos de mercado: <text:span text:style-name="T10">Mercados al por menor y mercados al mayoristas.</text:span></text:p>
      <text:p text:style-name="P10">3. La segmentación del mercado: <text:span text:style-name="T11">Divide un mercado en segmentos mas pequeños de compradores que tienen diferentes necesidades, características y comportamientos que requieren estrategias de marketing diferentes.</text:span></text:p>
      <text:p text:style-name="P10">4. Estudio del mercado: Los clientes. <text:span text:style-name="T11">Hacerse una idea de la viabilidad comercial de una actividad económica y del target de clientes que más coincide con la actividad.</text:span></text:p>
      <text:p text:style-name="P10"/>
      <text:p text:style-name="P16">Ejercicio</text:p>
      <text:p text:style-name="P17">Busca dos ejemplos de cada tipo de mercados</text:p>
      <text:p text:style-name="P17"/>
      <text:p text:style-name="P17">Mercado al por menor</text:p>
      <text:p text:style-name="P17">Empresa: Cerraduras Paredes Denia (Alicante), especialistas en cerrajería.</text:p>
      <text:p text:style-name="P17">Empresa: Portal de la Marina Ondara (Alicante), grandes almacenes.</text:p>
      <text:p text:style-name="P17"/>
      <text:p text:style-name="P17">Mercado al por mayor</text:p>
      <text:p text:style-name="P17">Empresa: <text:s/>Almacenes Guillem Alcoy (Alicante), mayorista de bebidas alcohólicas. </text:p>
      <text:p text:style-name="P17">Empresa: Distribuciones Esteso Sa, Fuenlabrada (Madrid), mayorista de <text:span text:style-name="T12">pastelería.</text:span></text:p>
      <text:p text:style-name="P17"/>
      <text:p text:style-name="P18">Busca un ejemplo de mercado agrícola en la Comunidad Valenciana</text:p>
      <text:p text:style-name="P19">Coopego: Cooperativa agrícola donde los agricultores llevan sus productos para su posterior venta al por ma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6:32:30.250729576</meta:creation-date>
    <dc:date>2019-10-21T13:23:30.994941718</dc:date>
    <meta:editing-duration>PT3H34M51S</meta:editing-duration>
    <meta:editing-cycles>13</meta:editing-cycles>
    <meta:generator>LibreOffice/6.0.7.3$Linux_X86_64 LibreOffice_project/00m0$Build-3</meta:generator>
    <meta:document-statistic meta:table-count="0" meta:image-count="0" meta:object-count="0" meta:page-count="3" meta:paragraph-count="89" meta:word-count="575" meta:character-count="3654" meta:non-whitespace-character-count="3120"/>
  </office:meta>
</office:document-meta>
</file>